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font-name="Bitstream Charter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Bitstream Charter" fo:font-size="12pt" style:font-size-asian="12pt" style:font-size-complex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.<text:span text:style-name="T1">Explain Structure padding,bit fields,#pragma in detail?</text:span></text:p>
      <text:p text:style-name="P2">.Difference between union &amp; structures?</text:p>
      <text:p text:style-name="P2">.Nested <text:s/>union possible or not?if possible explain the senario.</text:p>
      <text:p text:style-name="P2">.Explain self referencial structures &amp; self referencial union?</text:p>
      <text:p text:style-name="P2">.Real time application of union?</text:p>
      <text:p text:style-name="P2">.can we initialize Enum members at run time?if so how?</text:p>
      <text:p text:style-name="P2">.Write a program to find biggest of two numbers without using &lt; ,&gt;, ==?? </text:p>
      <text:p text:style-name="P2">.Declaration &amp; definition?</text:p>
      <text:p text:style-name="P2">.Scope of the variables if it is local ,global &amp; static?</text:p>
      <text:p text:style-name="P2">1&gt; <text:s text:c="46"/>2&gt;</text:p>
      <text:p text:style-name="P2">int main() <text:s text:c="35"/>int main()</text:p>
      <text:p text:style-name="P2">{ <text:s text:c="49"/>{</text:p>
      <text:p text:style-name="P2"><text:tab/>int a =10; <text:s text:c="29"/>printf(“%d\n”,a)</text:p>
      <text:p text:style-name="P2"><text:tab/>printf(“%d\n”,a); <text:s text:c="12"/>}</text:p>
      <text:p text:style-name="P2"><text:tab/>int a =10;<text:tab/><text:tab/> <text:s text:c="5"/>int a;</text:p>
      <text:p text:style-name="P2"><text:tab/>printf(“%d\n”,a);</text:p>
      <text:p text:style-name="P2">}</text:p>
      <text:p text:style-name="P2">3&gt;<text:tab/><text:tab/><text:tab/><text:tab/>4&gt;</text:p>
      <text:p text:style-name="P2">int a; <text:s text:c="51"/>int a =10;</text:p>
      <text:p text:style-name="P2">int a=10; <text:s text:c="10"/></text:p>
      <text:p text:style-name="P2">int a;<text:tab/><text:tab/> <text:s text:c="36"/>int a =10;</text:p>
      <text:p text:style-name="P2">int main() <text:s text:c="44"/>int main()</text:p>
      <text:p text:style-name="P2">{<text:tab/><text:tab/><text:tab/><text:tab/><text:tab/> <text:s/>{</text:p>
      <text:p text:style-name="P2"><text:tab/><text:tab/><text:tab/><text:tab/><text:tab/><text:tab/>printf(“%d\n”,a);</text:p>
      <text:p text:style-name="P2"><text:tab/><text:tab/><text:tab/><text:tab/><text:tab/> <text:s text:c="2"/>}<text:tab/><text:tab/></text:p>
      <text:p text:style-name="P2"><text:tab/>printf(“%d\n”,a);</text:p>
      <text:p text:style-name="P2">}</text:p>
      <text:p text:style-name="P2">.If home directory contains libstr.a libstr.so then while including which one is included in your program(static or dynamic library)?i.e.. cc main.c -L /home/ <text:s/>-lstr</text:p>
      <text:p text:style-name="P2">ans:static library <text:s/></text:p>
      <text:p text:style-name="P2">.Types of ipcs ?explain in detail with disadvantages?</text:p>
      <text:p text:style-name="P2">.Diffence between pipe &amp; fifo?</text:p>
      <text:p text:style-name="P2">.Explain in detail what happens if fork system call is used?</text:p>
      <text:p text:style-name="P2">.How fork returns two value?</text:p>
      <text:p text:style-name="P2"><text:soft-page-break/>.What is signal ? Types of signals?total signal?why signal? How you will give signal to a process?</text:p>
      <text:p text:style-name="P2">.what is signal handler?can we handle all signals?</text:p>
      <text:p text:style-name="P2">.write a simple program to handle a signal?</text:p>
      <text:p text:style-name="P2">.why you cant handle kill signal?</text:p>
      <text:p text:style-name="P2">.If signal is SIGINT then how u handle the signal ?if u handled what <text:s/>will happen?</text:p>
      <text:p text:style-name="P2">.what is the size of process table entry &amp; size of file?</text:p>
      <text:p text:style-name="P2">.open a file which contails some 1000 lines ,using system call how u will count total number of <text:s text:c="5"/>words in it?</text:p>
      <text:p text:style-name="P2">.what is the difference between locate &amp; which command?</text:p>
      <text:p text:style-name="P2">.Difference between thread &amp; process? Explain the difference if fork is used <text:s/>in the process?</text:p>
      <text:p text:style-name="P2">.Difference between mutex &amp; semaphores?</text:p>
      <text:p text:style-name="P2">.Explain pthread join&amp; detach? How you will come out from the the thread?</text:p>
      <text:p text:style-name="P2">.If create system call is used how file is created explain in detail?</text:p>
      <text:p text:style-name="P2">.Types of file sytem? Explain the content of superblock,inode list?</text:p>
      <text:p text:style-name="P2">.Expalin booting process?what is the pid of init &amp; swapper?</text:p>
      <text:p text:style-name="P2">.what is real uid ,effective uid &amp; setuid?</text:p>
      <text:p text:style-name="P2">.Expalin circular queue ? How you will find out the last element?</text:p>
      <text:p text:style-name="P2">.Types of socket ? What is rowsocket?Explain socket flow <text:s/>for connection oriented &amp;conection less.</text:p>
      <text:p text:style-name="P2">.Explain tcp layers ? Wha is the real time application of icmp?</text:p>
      <text:p text:style-name="P2">.Explain three way &amp; four way handshaking ?</text:p>
      <text:p text:style-name="P2"><draw:line text:anchor-type="paragraph" draw:z-index="0" draw:style-name="gr1" draw:text-style-name="P3" svg:x1="0.748cm" svg:y1="0.393cm" svg:x2="0.642cm" svg:y2="3.621cm"><text:p/></draw:line><draw:line text:anchor-type="paragraph" draw:z-index="1" draw:style-name="gr1" draw:text-style-name="P3" svg:x1="4.187cm" svg:y1="0.473cm" svg:x2="4.055cm" svg:y2="3.674cm"><text:p/></draw:line> <text:s text:c="3"/><text:tab/>A <text:s text:c="5"/>4 way <text:s text:c="6"/>B <text:s text:c="2"/></text:p>
      <text:p text:style-name="P2"><draw:line text:anchor-type="paragraph" draw:z-index="2" draw:style-name="gr1" draw:text-style-name="P3" svg:x1="0.642cm" svg:y1="0.277cm" svg:x2="4.187cm" svg:y2="0.674cm"><text:p/></draw:line><text:tab/><text:tab/><text:tab/><text:tab/><text:tab/></text:p>
      <text:p text:style-name="P2"><draw:path text:anchor-type="paragraph" draw:z-index="7" draw:style-name="gr1" draw:text-style-name="P3" svg:width="2.994cm" svg:height="0.127cm" draw:transform="rotate (0.11065387457644) translate (2.70539661452047cm 0.659541640681049cm)" svg:viewBox="0 0 2995 128" svg:d="m0 4c329-22 650 61 979 55 281-5 564 54 847 41 301-14 582 52 877 18l292 5v0"><text:p/></draw:path><draw:path text:anchor-type="paragraph" draw:z-index="6" draw:style-name="gr1" draw:text-style-name="P3" svg:width="1.294cm" svg:height="1.18cm" draw:transform="rotate (-1.73590447403356) translate (3.05783467006925cm 0.625594779578905cm)" svg:viewBox="0 0 1295 1181" svg:d="m260 1011c284 5 580 0 840-113 418-182 67-637-135-809-213-181-579-59-783 130-230 214-214 560-104 822l291 140 61-118"><text:p/></draw:path><draw:line text:anchor-type="paragraph" draw:z-index="5" draw:style-name="gr1" draw:text-style-name="P3" svg:x1="0.642cm" svg:y1="1.986cm" svg:x2="4.055cm" svg:y2="2.118cm"><text:p/></draw:line><draw:line text:anchor-type="paragraph" draw:z-index="4" draw:style-name="gr1" draw:text-style-name="P3" svg:x1="4.055cm" svg:y1="1.245cm" svg:x2="0.642cm" svg:y2="1.668cm"><text:p/></draw:line><draw:line text:anchor-type="paragraph" draw:z-index="3" draw:style-name="gr1" draw:text-style-name="P3" svg:x1="4.055cm" svg:y1="0.769cm" svg:x2="0.748cm" svg:y2="1.245cm"><text:p/></draw:line><text:tab/><text:tab/><text:tab/><text:tab/><text:tab/>if we combine these two lines what will happen?<text:tab/></text:p>
      <text:p text:style-name="P2"/>
      <text:p text:style-name="P2"/>
      <text:p text:style-name="P2"/>
      <text:p text:style-name="P2">.Write a program to find the arcitecture of a system ?</text:p>
      <text:p text:style-name="P2">.The command to search a file with name, if you are in current directory, the file is their in different deccendent directory.</text:p>
      <text:p text:style-name="P2">.What is ping?</text:p>
      <text:p text:style-name="P2">.Expalin gcc options &amp; optimization technique?</text:p>
      <text:p text:style-name="P2">.Explain preprocessor <text:s/>directives?how to define &amp; undefine the value at run time?</text:p>
      <text:p text:style-name="P2">.Explain inline &amp; macro differences?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cond round interview questi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7:24:43</meta:creation-date>
    <dc:date>2013-10-02T19:05:04</dc:date>
    <meta:editing-duration>PT36M44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62" meta:word-count="464" meta:character-count="3103" meta:non-whitespace-character-count="2304"/>
  </office:meta>
</office:document-meta>
</file>